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Lucida Sans Unicode', 'Lucida Sans', Verdana, Tahoma,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200%"/>
      <style:text-properties fo:font-variant="normal" fo:text-transform="none" fo:color="#2b2e2f" style:font-name="Lucida Grande" fo:font-size="7.30000019073486pt" fo:letter-spacing="normal" fo:language="en" fo:country="GB" fo:font-style="normal" fo:font-weight="normal" officeooo:paragraph-rsid="000b0103"/>
    </style:style>
    <style:style style:name="P2" style:family="paragraph" style:parent-style-name="Footnote">
      <style:text-properties style:font-name="Times New Roman" fo:font-size="10pt" fo:language="en" fo:country="GB" style:font-size-asian="10pt" style:font-size-complex="10pt"/>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fo:language="en" fo:country="GB"/>
    </style:style>
    <style:style style:name="P5" style:family="paragraph" style:parent-style-name="Footnote">
      <style:text-properties fo:language="en" fo:country="GB" officeooo:rsid="00229af5" officeooo:paragraph-rsid="00229af5"/>
    </style:style>
    <style:style style:name="P6" style:family="paragraph" style:parent-style-name="Footnote">
      <style:text-properties fo:language="en" fo:country="GB" officeooo:rsid="00235c86" officeooo:paragraph-rsid="00235c86"/>
    </style:style>
    <style:style style:name="P7" style:family="paragraph" style:parent-style-name="Footnote">
      <style:text-properties fo:language="en" fo:country="GB" officeooo:rsid="0021e598" officeooo:paragraph-rsid="0021e598"/>
    </style:style>
    <style:style style:name="P8" style:family="paragraph" style:parent-style-name="Footnote">
      <style:text-properties fo:font-size="10pt" fo:language="en" fo:country="GB" style:font-size-asian="10pt" style:font-size-complex="10pt"/>
    </style:style>
    <style:style style:name="P9" style:family="paragraph" style:parent-style-name="Footnote">
      <style:text-properties fo:font-size="10pt" fo:language="en" fo:country="GB" officeooo:paragraph-rsid="00488d85" style:font-size-asian="10pt" style:font-size-complex="10pt"/>
    </style:style>
    <style:style style:name="P10" style:family="paragraph" style:parent-style-name="Footnote">
      <style:text-properties fo:font-size="10pt" fo:language="en" fo:country="GB" officeooo:paragraph-rsid="00470dd6" style:font-size-asian="10pt" style:font-size-complex="10pt"/>
    </style:style>
    <style:style style:name="P11" style:family="paragraph" style:parent-style-name="Footnote" style:master-page-name="Converted16">
      <style:paragraph-properties style:page-number="auto"/>
      <style:text-properties fo:language="en" fo:country="GB" officeooo:paragraph-rsid="002fcedb"/>
    </style:style>
    <style:style style:name="P12" style:family="paragraph" style:parent-style-name="Footnote" style:master-page-name="Converted16">
      <style:paragraph-properties style:page-number="auto"/>
      <style:text-properties fo:language="en" fo:country="GB" officeooo:paragraph-rsid="0030efbf"/>
    </style:style>
    <style:style style:name="P13" style:family="paragraph" style:parent-style-name="Footnote" style:master-page-name="Converted18">
      <style:paragraph-properties style:page-number="auto"/>
      <style:text-properties fo:language="en" fo:country="GB" officeooo:paragraph-rsid="002fcedb"/>
    </style:style>
    <style:style style:name="P14" style:family="paragraph" style:parent-style-name="Heading_20_2">
      <style:paragraph-properties fo:line-height="200%"/>
      <style:text-properties fo:language="en" fo:country="GB" officeooo:rsid="006d8ddc" officeooo:paragraph-rsid="000b0103"/>
    </style:style>
    <style:style style:name="P15" style:family="paragraph" style:parent-style-name="Standard">
      <style:paragraph-properties fo:line-height="200%"/>
      <style:text-properties fo:language="en" fo:country="GB" officeooo:rsid="0042adb7" officeooo:paragraph-rsid="000b0103"/>
    </style:style>
    <style:style style:name="P16" style:family="paragraph" style:parent-style-name="Standard">
      <style:paragraph-properties fo:line-height="200%">
        <style:tab-stops>
          <style:tab-stop style:position="13.626cm"/>
        </style:tab-stops>
      </style:paragraph-properties>
      <style:text-properties fo:language="en" fo:country="GB" officeooo:rsid="001e1f59" officeooo:paragraph-rsid="000b0103"/>
    </style:style>
    <style:style style:name="P17" style:family="paragraph" style:parent-style-name="Standard">
      <style:paragraph-properties fo:line-height="200%"/>
      <style:text-properties fo:language="en" fo:country="GB" officeooo:rsid="001e1f59" officeooo:paragraph-rsid="000b0103"/>
    </style:style>
    <style:style style:name="P18" style:family="paragraph" style:parent-style-name="Standard">
      <style:paragraph-properties fo:line-height="200%"/>
      <style:text-properties fo:language="en" fo:country="GB" officeooo:rsid="00960163" officeooo:paragraph-rsid="000b0103"/>
    </style:style>
    <style:style style:name="P19" style:family="paragraph" style:parent-style-name="Standard">
      <style:paragraph-properties fo:line-height="200%"/>
      <style:text-properties fo:language="en" fo:country="GB" officeooo:rsid="007ac8b3" officeooo:paragraph-rsid="000b0103"/>
    </style:style>
    <style:style style:name="P20" style:family="paragraph" style:parent-style-name="Standard">
      <style:paragraph-properties fo:line-height="200%"/>
      <style:text-properties fo:language="en" fo:country="GB" officeooo:rsid="006c3e98" officeooo:paragraph-rsid="000b0103"/>
    </style:style>
    <style:style style:name="P21" style:family="paragraph" style:parent-style-name="Standard">
      <style:paragraph-properties fo:line-height="200%"/>
      <style:text-properties fo:language="en" fo:country="GB" officeooo:rsid="0099e414" officeooo:paragraph-rsid="000b0103"/>
    </style:style>
    <style:style style:name="P22" style:family="paragraph" style:parent-style-name="Heading_20_1">
      <style:paragraph-properties fo:line-height="200%"/>
      <style:text-properties fo:language="en" fo:country="GB" officeooo:paragraph-rsid="000b0103"/>
    </style:style>
    <style:style style:name="T1" style:family="text">
      <style:text-properties officeooo:rsid="005fcecd"/>
    </style:style>
    <style:style style:name="T2" style:family="text">
      <style:text-properties officeooo:rsid="006c3e98"/>
    </style:style>
    <style:style style:name="T3" style:family="text">
      <style:text-properties fo:color="#000000"/>
    </style:style>
    <style:style style:name="T4" style:family="text">
      <style:text-properties fo:color="#000000" fo:font-style="italic" style:font-style-asian="italic"/>
    </style:style>
    <style:style style:name="T5" style:family="text">
      <style:text-properties fo:color="#000000" fo:font-style="normal" style:font-style-asian="normal"/>
    </style:style>
    <style:style style:name="T6" style:family="text">
      <style:text-properties fo:color="#000000" fo:font-style="normal" officeooo:rsid="0021ecfe" style:font-style-asian="normal"/>
    </style:style>
    <style:style style:name="T7" style:family="text">
      <style:text-properties fo:color="#000000" fo:font-style="normal" officeooo:rsid="00470dd6" style:font-style-asian="normal"/>
    </style:style>
    <style:style style:name="T8" style:family="text">
      <style:text-properties fo:color="#000000" fo:font-style="normal" officeooo:rsid="035dd201" style:font-style-asian="normal"/>
    </style:style>
    <style:style style:name="T9" style:family="text">
      <style:text-properties fo:color="#000000" fo:font-style="normal" officeooo:rsid="0024bde3" style:font-style-asian="normal"/>
    </style:style>
    <style:style style:name="T10" style:family="text">
      <style:text-properties fo:color="#000000" style:font-name="Times New Roman"/>
    </style:style>
    <style:style style:name="T11" style:family="text">
      <style:text-properties fo:color="#000000" style:font-name="Times New Roman" fo:font-size="10pt" style:font-size-asian="10pt" style:font-size-complex="10pt"/>
    </style:style>
    <style:style style:name="T12" style:family="text">
      <style:text-properties fo:color="#000000" style:font-name="Times New Roman" fo:font-size="10pt" fo:font-style="italic" style:font-size-asian="10pt" style:font-style-asian="italic" style:font-size-complex="10pt"/>
    </style:style>
    <style:style style:name="T13" style:family="text">
      <style:text-properties fo:color="#000000" style:font-name="Times New Roman" fo:font-size="10pt" fo:font-style="normal" style:font-size-asian="10pt" style:font-style-asian="normal" style:font-size-complex="10pt"/>
    </style:style>
    <style:style style:name="T14" style:family="text">
      <style:text-properties fo:color="#000000" style:font-name="Times New Roman" fo:font-style="italic" style:font-style-asian="italic"/>
    </style:style>
    <style:style style:name="T15" style:family="text">
      <style:text-properties fo:color="#000000" style:font-name="Times New Roman" fo:font-style="italic" officeooo:rsid="00483033" style:font-style-asian="italic"/>
    </style:style>
    <style:style style:name="T16" style:family="text">
      <style:text-properties fo:color="#000000" style:font-name="Times New Roman" fo:font-style="normal" style:font-style-asian="normal"/>
    </style:style>
    <style:style style:name="T17" style:family="text">
      <style:text-properties fo:color="#000000" style:font-name="Times New Roman" fo:font-style="normal" officeooo:rsid="00488d85" style:font-style-asian="normal"/>
    </style:style>
    <style:style style:name="T18" style:family="text">
      <style:text-properties fo:color="#000000" style:font-name="Times New Roman" fo:font-style="normal" officeooo:rsid="00483033" style:font-style-asian="normal"/>
    </style:style>
    <style:style style:name="T19" style:family="text">
      <style:text-properties officeooo:rsid="03009b0f"/>
    </style:style>
    <style:style style:name="T20" style:family="text">
      <style:text-properties fo:font-style="italic" style:font-style-asian="italic" style:font-style-complex="italic"/>
    </style:style>
    <style:style style:name="T21" style:family="text">
      <style:text-properties fo:font-style="italic" officeooo:rsid="0019248a" style:font-style-asian="italic" style:font-style-complex="italic"/>
    </style:style>
    <style:style style:name="T22" style:family="text">
      <style:text-properties officeooo:rsid="00235c86"/>
    </style:style>
    <style:style style:name="T23" style:family="text">
      <style:text-properties officeooo:rsid="00941c01"/>
    </style:style>
    <style:style style:name="T24" style:family="text">
      <style:text-properties fo:font-style="normal" style:font-style-asian="normal" style:font-style-complex="normal"/>
    </style:style>
    <style:style style:name="T25" style:family="text">
      <style:text-properties fo:font-style="normal" officeooo:rsid="0019248a" style:font-style-asian="normal" style:font-style-complex="normal"/>
    </style:style>
    <style:style style:name="T26" style:family="text">
      <style:text-properties fo:font-style="normal" officeooo:rsid="001ad6a5" style:font-style-asian="normal" style:font-style-complex="normal"/>
    </style:style>
    <style:style style:name="T27" style:family="text">
      <style:text-properties fo:font-style="normal" officeooo:rsid="001bb77b" style:font-style-asian="normal" style:font-style-complex="normal"/>
    </style:style>
    <style:style style:name="T28" style:family="text">
      <style:text-properties fo:font-style="normal" officeooo:rsid="0041d52b" style:font-style-asian="normal" style:font-style-complex="normal"/>
    </style:style>
    <style:style style:name="T29" style:family="text">
      <style:text-properties fo:font-style="normal" officeooo:rsid="001e6eba" style:font-style-asian="normal" style:font-style-complex="normal"/>
    </style:style>
    <style:style style:name="T30" style:family="text">
      <style:text-properties fo:font-style="normal" officeooo:rsid="0072b051" style:font-style-asian="normal" style:font-style-complex="normal"/>
    </style:style>
    <style:style style:name="T31" style:family="text">
      <style:text-properties fo:font-style="normal" officeooo:rsid="00403c93" style:font-style-asian="normal" style:font-style-complex="normal"/>
    </style:style>
    <style:style style:name="T32" style:family="text">
      <style:text-properties fo:font-style="normal" officeooo:rsid="007a26ad" style:font-style-asian="normal" style:font-style-complex="normal"/>
    </style:style>
    <style:style style:name="T33" style:family="text">
      <style:text-properties fo:font-style="normal" officeooo:rsid="002db8df" style:font-style-asian="normal" style:font-style-complex="normal"/>
    </style:style>
    <style:style style:name="T34" style:family="text">
      <style:text-properties fo:font-style="normal" officeooo:rsid="00960163" style:font-style-asian="normal" style:font-style-complex="normal"/>
    </style:style>
    <style:style style:name="T35" style:family="text">
      <style:text-properties fo:font-style="normal" officeooo:rsid="0074c437" style:font-style-asian="normal" style:font-style-complex="normal"/>
    </style:style>
    <style:style style:name="T36" style:family="text">
      <style:text-properties fo:font-style="normal" officeooo:rsid="009fd135" style:font-style-asian="normal" style:font-style-complex="normal"/>
    </style:style>
    <style:style style:name="T37" style:family="text">
      <style:text-properties fo:font-style="normal" officeooo:rsid="002473e7" style:font-style-asian="normal" style:font-style-complex="normal"/>
    </style:style>
    <style:style style:name="T38" style:family="text">
      <style:text-properties fo:font-style="normal" officeooo:rsid="001ef77a" style:font-style-asian="normal" style:font-style-complex="normal"/>
    </style:style>
    <style:style style:name="T39" style:family="text">
      <style:text-properties fo:font-style="normal" officeooo:rsid="00252a0c" style:font-style-asian="normal" style:font-style-complex="normal"/>
    </style:style>
    <style:style style:name="T40" style:family="text">
      <style:text-properties fo:font-style="normal" officeooo:rsid="0293ea25" style:font-style-asian="normal" style:font-style-complex="normal"/>
    </style:style>
    <style:style style:name="T41" style:family="text">
      <style:text-properties fo:font-style="normal" officeooo:rsid="00488d85" style:font-style-asian="normal" style:font-style-complex="normal"/>
    </style:style>
    <style:style style:name="T42" style:family="text">
      <style:text-properties fo:font-style="normal" officeooo:rsid="00350d0f" style:font-style-asian="normal" style:font-style-complex="normal"/>
    </style:style>
    <style:style style:name="T43" style:family="text">
      <style:text-properties fo:font-style="normal" officeooo:rsid="008ee88a" style:font-style-asian="normal" style:font-style-complex="normal"/>
    </style:style>
    <style:style style:name="T44" style:family="text">
      <style:text-properties fo:font-style="normal" officeooo:rsid="007493dc" style:font-style-asian="normal" style:font-style-complex="normal"/>
    </style:style>
    <style:style style:name="T45" style:family="text">
      <style:text-properties fo:font-style="normal" officeooo:rsid="002fcedb" style:font-style-asian="normal" style:font-style-complex="normal"/>
    </style:style>
    <style:style style:name="T46" style:family="text">
      <style:text-properties fo:font-style="normal" officeooo:rsid="00750970" style:font-style-asian="normal" style:font-style-complex="normal"/>
    </style:style>
    <style:style style:name="T47" style:family="text">
      <style:text-properties fo:font-style="normal" officeooo:rsid="008fb1eb" style:font-style-asian="normal" style:font-style-complex="normal"/>
    </style:style>
    <style:style style:name="T48" style:family="text">
      <style:text-properties fo:font-style="normal" officeooo:rsid="00753ac4" style:font-style-asian="normal" style:font-style-complex="normal"/>
    </style:style>
    <style:style style:name="T49" style:family="text">
      <style:text-properties fo:font-style="normal" officeooo:rsid="00774836" style:font-style-asian="normal" style:font-style-complex="normal"/>
    </style:style>
    <style:style style:name="T50" style:family="text">
      <style:text-properties fo:font-style="normal" officeooo:rsid="001e1f59" style:font-style-asian="normal" style:font-style-complex="normal"/>
    </style:style>
    <style:style style:name="T51" style:family="text">
      <style:text-properties fo:font-style="normal" officeooo:rsid="007ac8b3" style:font-style-asian="normal" style:font-style-complex="normal"/>
    </style:style>
    <style:style style:name="T52" style:family="text">
      <style:text-properties fo:font-style="normal" officeooo:rsid="00700405" style:font-style-asian="normal" style:font-style-complex="normal"/>
    </style:style>
    <style:style style:name="T53" style:family="text">
      <style:text-properties fo:font-style="normal" officeooo:rsid="00235c86" style:font-style-asian="normal" style:font-style-complex="normal"/>
    </style:style>
    <style:style style:name="T54" style:family="text">
      <style:text-properties fo:font-style="normal" officeooo:rsid="002010f8" style:font-style-asian="normal" style:font-style-complex="normal"/>
    </style:style>
    <style:style style:name="T55" style:family="text">
      <style:text-properties fo:font-style="normal" officeooo:rsid="002afa8d" style:font-style-asian="normal" style:font-style-complex="normal"/>
    </style:style>
    <style:style style:name="T56" style:family="text">
      <style:text-properties fo:font-style="normal" officeooo:rsid="001cc703" style:font-style-asian="normal" style:font-style-complex="normal"/>
    </style:style>
    <style:style style:name="T57" style:family="text">
      <style:text-properties fo:font-style="normal" officeooo:rsid="0301aaf7" style:font-style-asian="normal" style:font-style-complex="normal"/>
    </style:style>
    <style:style style:name="T58" style:family="text">
      <style:text-properties fo:font-style="normal" officeooo:rsid="001cfb5c" style:font-style-asian="normal" style:font-style-complex="normal"/>
    </style:style>
    <style:style style:name="T59" style:family="text">
      <style:text-properties fo:font-style="normal" officeooo:rsid="009623a4" style:font-style-asian="normal" style:font-style-complex="normal"/>
    </style:style>
    <style:style style:name="T60" style:family="text">
      <style:text-properties fo:font-style="normal" officeooo:rsid="02942b3d" style:font-style-asian="normal" style:font-style-complex="normal"/>
    </style:style>
    <style:style style:name="T61" style:family="text">
      <style:text-properties fo:font-style="normal" officeooo:rsid="0097ea87" style:font-style-asian="normal" style:font-style-complex="normal"/>
    </style:style>
    <style:style style:name="T62" style:family="text">
      <style:text-properties fo:font-style="normal" officeooo:rsid="035dd201" style:font-style-asian="normal" style:font-style-complex="normal"/>
    </style:style>
    <style:style style:name="T63" style:family="text">
      <style:text-properties fo:font-style="normal" officeooo:rsid="03cd1156" style:font-style-asian="normal" style:font-style-complex="normal"/>
    </style:style>
    <style:style style:name="T64" style:family="text">
      <style:text-properties fo:font-style="normal" officeooo:rsid="035f26fb" style:font-style-asian="normal" style:font-style-complex="normal"/>
    </style:style>
    <style:style style:name="T65" style:family="text">
      <style:text-properties fo:font-style="normal" fo:font-weight="normal" officeooo:rsid="002db8df" style:font-style-asian="normal" style:font-weight-asian="normal" style:font-style-complex="normal" style:font-weight-complex="normal"/>
    </style:style>
    <style:style style:name="T66" style:family="text">
      <style:text-properties fo:font-style="normal" fo:font-weight="normal" officeooo:rsid="002e26eb" style:font-style-asian="normal" style:font-weight-asian="normal" style:font-style-complex="normal" style:font-weight-complex="normal"/>
    </style:style>
    <style:style style:name="T67" style:family="text">
      <style:text-properties fo:font-style="normal" fo:font-weight="normal" officeooo:rsid="002fcedb" style:font-style-asian="normal" style:font-weight-asian="normal" style:font-style-complex="normal" style:font-weight-complex="normal"/>
    </style:style>
    <style:style style:name="T68" style:family="text">
      <style:text-properties fo:font-style="normal" fo:font-weight="normal" officeooo:rsid="00c16c32" style:font-style-asian="normal" style:font-weight-asian="normal" style:font-style-complex="normal" style:font-weight-complex="normal"/>
    </style:style>
    <style:style style:name="T69" style:family="text">
      <style:text-properties fo:font-style="normal" fo:font-weight="normal" officeooo:rsid="0072b051" style:font-style-asian="normal" style:font-weight-asian="normal" style:font-style-complex="normal" style:font-weight-complex="normal"/>
    </style:style>
    <style:style style:name="T70" style:family="text">
      <style:text-properties officeooo:rsid="0301aaf7"/>
    </style:style>
    <style:style style:name="T71" style:family="text">
      <style:text-properties officeooo:rsid="035d91a0"/>
    </style:style>
    <style:style style:name="T72" style:family="text">
      <style:text-properties officeooo:rsid="00e2898d"/>
    </style:style>
    <style:style style:name="T73" style:family="text">
      <style:text-properties officeooo:rsid="00e34c40"/>
    </style:style>
    <style:style style:name="T74" style:family="text">
      <style:text-properties officeooo:rsid="02942b3d"/>
    </style:style>
    <style:style style:name="T75" style:family="text">
      <style:text-properties fo:color="#800000" style:font-name="Times New Roman" fo:font-style="normal" officeooo:rsid="00483033" style:font-style-asian="normal"/>
    </style:style>
    <style:style style:name="T76" style:family="text">
      <style:text-properties officeooo:rsid="003f3d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2" text:outline-level="1">Sulphate of ammonia <text:span text:style-name="T1">and Lawn Sand</text:span></text:h>
      <text:p text:style-name="P17"><text:span text:style-name="T2">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2"><text:note text:id="ftn38" text:note-class="footnote"><text:note-citation>1</text:note-citation><text:note-body><text:p text:style-name="P2"><text:span text:style-name="T3">Reed, F. J. </text:span><text:span text:style-name="T4">Lawns and Playing Fields</text:span><text:span text:style-name="T5">. <text:s/>London: Faber and Faber, 1950. </text:span><text:span text:style-name="T6">p119</text:span></text:p></text:note-body></text:note></text:span> <text:span text:style-name="T19">Sulphate of ammonia was especially highly regarded in a certain niche of gardening, that of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p text:style-name="P17"/>
      <text:p text:style-name="P17"><text:span text:style-name="T2">Ammonium sulphate has been linked to the industrial age as a by-product of the coal-gas industry,</text:span><text:span text:style-name="T2"><text:note text:id="ftn39" text:note-class="footnote"><text:note-citation>2</text:note-citation><text:note-body><text:p text:style-name="P4"><text:span text:style-name="T3">Hall, A.D. </text:span><text:span text:style-name="T4">The Feeding of Crops and Stock: An Introduction to the Science of the Nutrition of Plants and Animals</text:span><text:span text:style-name="T5">. <text:s/>London: J. Murray, 1912. </text:span><text:span text:style-name="T7">p250-251</text:span></text:p></text:note-body></text:note></text:span><text:span text:style-name="T2"> which perhaps explains the timing of its appearance in agricultural and garden products in the 1870s as uses were found for this newly abundant chemical. However, it was also produced through conventional chemical manufacturers, including Imperial Chemical Industries. One of the main 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in the form of lawn sands in 1870.</text:span><text:span text:style-name="T2"><text:note text:id="ftn40" text:note-class="footnote"><text:note-citation>3</text:note-citation><text:note-body><text:p text:style-name="P5"><text:span text:style-name="T20">The Book of Garden Management</text:span> <text:span text:style-name="T22">1870, </text:span>p414</text:p></text:note-body></text:note></text:span><text:span text:style-name="T2">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7"/>
      <text:p text:style-name="P17"><text:soft-page-break/><text:span text:style-name="T2">Branded, ready mixed, convenient lawn sand made by Mr Watson, of Leeds was recommended by name as a new product in Samuel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2"><text:note text:id="ftn41" text:note-class="footnote"><text:note-citation>4</text:note-citation><text:note-body><text:p text:style-name="P6"><text:span text:style-name="T20">Irish Gardening</text:span> Vol. 4. 1909. Reprint. London: Forgotten Books, 2013. 339-40.</text:p></text:note-body></text:note></text:span><text:span text:style-name="T2"> Lawn sands were advertised in small classified adverts in </text:span><text:span text:style-name="T21">The Times</text:span><text:span text:style-name="T23"> from 1913, </text:span><text:span text:style-name="T25">the readers of which had evidently </text:span><text:span text:style-name="T26">been </text:span><text:span text:style-name="T25">targeted as garden </text:span><text:span text:style-name="T26">owners</text:span><text:span text:style-name="T25"> </text:span><text:span text:style-name="T27">likely to have</text:span><text:span text:style-name="T25"> well tended lawns</text:span><text:span text:style-name="T23">.</text:span><text:span text:style-name="T28"><text:note text:id="ftn42" text:note-class="footnote"><text:note-citation>5</text:note-citation><text:note-body><text:p text:style-name="P4"><text:span text:style-name="T3">"Garden Requisites and Produce." </text:span><text:span text:style-name="T4">The Times</text:span><text:span text:style-name="T5">, 04/01/1913 1913, 1.</text:span></text:p></text:note-body></text:note></text:span><text:span text:style-name="T28"> </text:span><text:span text:style-name="T25">P</text:span><text:span text:style-name="T29">roprietary lawn sands</text:span><text:span text:style-name="T30"> </text:span><text:span text:style-name="T31">won</text:span><text:span text:style-name="T29"> awards at </text:span><text:span text:style-name="T32">the Royal Horticultural Society's </text:span><text:span text:style-name="T29">Chelsea flower show in 1913</text:span><text:span text:style-name="T29"><text:note text:id="ftn43" text:note-class="footnote"><text:note-citation>6</text:note-citation><text:note-body><text:p text:style-name="P2"><text:span text:style-name="T3">"Close of the Chelsea Flower Show." </text:span><text:span text:style-name="T4">The Times</text:span><text:span text:style-name="T5">, 23/05/1913 1913, 6.</text:span></text:p></text:note-body></text:note></text:span><text:span text:style-name="T29"> and 1914.</text:span><text:span text:style-name="T29"><text:note text:id="ftn44" text:note-class="footnote"><text:note-citation>7</text:note-citation><text:note-body><text:p text:style-name="P2"><text:span text:style-name="T3">"Success of the Flower Show." </text:span><text:span text:style-name="T4">The Times</text:span><text:span text:style-name="T5">, 22/05/1914 1914, 5.</text:span></text:p></text:note-body></text:note></text:span><text:span text:style-name="T29"> </text:span><text:span text:style-name="T33">T</text:span><text:span text:style-name="T65">hese awards show that </text:span><text:span text:style-name="T66">over the forty years since introduction, </text:span><text:span text:style-name="T65">lawn sands had gained </text:span><text:span text:style-name="T67">a</text:span><text:span text:style-name="T65"> </text:span><text:span text:style-name="T68">solid</text:span><text:span text:style-name="T65"> </text:span><text:span text:style-name="T67">reputation among users</text:span><text:span text:style-name="T65"> and could be relied on to be effective</text:span><text:span text:style-name="T69">. </text:span></text:p>
      <text:p text:style-name="P17"/>
      <text:p text:style-name="P17"><text:span text:style-name="T32">However, </text:span><text:span text:style-name="T34">it was</text:span><text:span text:style-name="T32"> lawn sand, rather than ammonium sulphate </text:span><text:span text:style-name="T35">or any of the other </text:span><text:span text:style-name="T36">constituents</text:span><text:span text:style-name="T32">, </text:span><text:span text:style-name="T34">that was presented </text:span><text:span text:style-name="T32">as the solution to gardeners</text:span><text:span text:style-name="T34">'</text:span><text:span text:style-name="T32"> weed problems. </text:span><text:span text:style-name="T37">What is especially interesting is that for over fifty years, the active ingredient in lawn sands was considered </text:span><text:span text:style-name="T38">"</text:span><text:span text:style-name="T29">shrouded in mystery</text:span><text:span text:style-name="T38">"</text:span><text:span text:style-name="T38"><text:note text:id="ftn45" text:note-class="footnote"><text:note-citation>8</text:note-citation><text:note-body><text:p text:style-name="P11"><text:span text:style-name="T3">"Lawns and Lawn Sands." </text:span><text:span text:style-name="T4">The Times </text:span><text:span text:style-name="T5"><text:s/>(1922/04/22/ 1922): 15.</text:span></text:p></text:note-body></text:note></text:span><text:span text:style-name="T38"> </text:span><text:span text:style-name="T35">to the detriment of</text:span><text:span text:style-name="T37"> </text:span><text:span text:style-name="T33">most </text:span><text:span text:style-name="T35">amateur </text:span><text:span text:style-name="T37">gardeners. </text:span><text:span text:style-name="T39">G</text:span><text:span text:style-name="T37">ardeners with enough curiosity and </text:span><text:span text:style-name="T40">knowledge of </text:span><text:span text:style-name="T37">experimental chemistry to work out the </text:span><text:span text:style-name="T35">components</text:span><text:span text:style-name="T37"> of these branded mixtures </text:span><text:span text:style-name="T39">could remove that mystery, </text:span><text:span text:style-name="T37">and the proliferation of similar products suggests that some did, </text:span><text:span text:style-name="T39">even if </text:span><text:span text:style-name="T35">they </text:span><text:span text:style-name="T39">used the knowledge to make competing lawn sands rather than to simply </text:span><text:span text:style-name="T35">make the ingredients in it more widely known</text:span><text:span text:style-name="T39">. </text:span><text:span text:style-name="T37"><text:s/></text:span></text:p>
      <text:h text:style-name="P14" text:outline-level="2">What did users understand about how it worked?</text:h>
      <text:p text:style-name="P18">Lawn sand users could not casually discern the ingredients or mode of action by simply looking at the product, nor <text:span text:style-name="T70">by </text:span>perusing the sales advertisements or packaging information. <text:span text:style-name="T41"><text:s/></text:span><text:span text:style-name="T42">A</text:span><text:span text:style-name="T41">mateur </text:span><text:span text:style-name="T42">users</text:span><text:span text:style-name="T41"> </text:span><text:span text:style-name="T43">were not </text:span><text:span text:style-name="T27">enlightened</text:span><text:span text:style-name="T43"> by </text:span><text:span text:style-name="T41">vague descriptions of </text:span><text:span text:style-name="T40">how </text:span><text:span text:style-name="T41">lawn sand </text:span><text:span text:style-name="T40">killed weeds</text:span><text:span text:style-name="T41">, </text:span><text:span text:style-name="T32">such as</text:span><text:span text:style-name="T41"> "impregnated with chemicals of a caustic nature".</text:span><text:span text:style-name="T41"><text:note text:id="ftn46" text:note-class="footnote"><text:note-citation>9</text:note-citation><text:note-body><text:p text:style-name="P13"><text:span text:style-name="T11">Macself, A. J. </text:span><text:span text:style-name="T12">Grass: A New and Thoroughly Practical Book on Grass for Ornamental Lawns and All Purposes of Sports and Games</text:span><text:span text:style-name="T13">. <text:s/>London: Cecil Palmer, 1924. <text:s/>p101</text:span></text:p></text:note-body></text:note></text:span><text:span text:style-name="T41"> </text:span><text:span text:style-name="T44">Nevertheless </text:span><text:span text:style-name="T45">expert users, the authors of </text:span><text:span text:style-name="T46">garden </text:span><text:span text:style-name="T45">care manuals,</text:span><text:span text:style-name="T44"> </text:span><text:soft-page-break/><text:span text:style-name="T44">set out to demystify the </text:span><text:span text:style-name="T45">amateur </text:span><text:span text:style-name="T46">lawn sand </text:span><text:span text:style-name="T44">user in the hope that they would </text:span><text:span text:style-name="T39">at least </text:span><text:span text:style-name="T44">use the right amount for their situation, </text:span><text:span text:style-name="T47">even if they were unable to</text:span><text:span text:style-name="T44"> give a recipe for making up the mixture at home. </text:span><text:span text:style-name="T48">The </text:span><text:span text:style-name="T40">"</text:span><text:span text:style-name="T48">invisibility</text:span><text:span text:style-name="T40">"</text:span><text:span text:style-name="T48"> of </text:span><text:span text:style-name="T49">the chemical constituents</text:span><text:span text:style-name="T48"> in branded lawn sands, caused p</text:span><text:span text:style-name="T41">roprietors</text:span><text:span text:style-name="T50"> of lawn sand </text:span><text:span text:style-name="T51">to be</text:span><text:span text:style-name="T52"> viewed </text:span><text:span text:style-name="T50">with </text:span><text:span text:style-name="T44">suspicion</text:span><text:span text:style-name="T50">, due to their lack of explanation to consumers about how the product would work </text:span><text:span text:style-name="T44">and </text:span><text:span text:style-name="T24">which possibly </text:span><text:span text:style-name="T44">caus</text:span><text:span text:style-name="T24">ed </text:span><text:span text:style-name="T50">users </text:span><text:span text:style-name="T44">to </text:span><text:span text:style-name="T50">buy much more than necessary.</text:span><text:span text:style-name="T44"><text:note text:id="ftn47" text:note-class="footnote"><text:note-citation>10</text:note-citation><text:note-body><text:p text:style-name="P9"><text:span text:style-name="T10">Macself, A. J. </text:span><text:span text:style-name="T14">Grass: A New and Thoroughly Practic</text:span><text:span text:style-name="T15">a</text:span><text:span text:style-name="T14">l Book on Grass for Ornamental Lawns and All Purposes of Sports and Games</text:span><text:span text:style-name="T16">. <text:s/>London: Cecil Palmer, 1924. <text:s/></text:span><text:span text:style-name="T17">p101</text:span></text:p></text:note-body></text:note></text:span><text:span text:style-name="T50"> </text:span></text:p>
      <text:p text:style-name="P17"/>
      <text:p text:style-name="P17"><text:span text:style-name="T53">Approximately</text:span><text:span text:style-name="T27"> </text:span><text:span text:style-name="T53">fifty</text:span><text:span text:style-name="T27"> years after lawn sand had emerged on to the domestic market, in</text:span><text:span text:style-name="T29"> </text:span><text:span text:style-name="T54">1922,</text:span><text:span text:style-name="T27"> gardeners were only just being informed</text:span><text:span text:style-name="T29"> </text:span><text:span text:style-name="T27">by the gardening press about</text:span><text:span text:style-name="T29"> </text:span><text:span text:style-name="T55">the active component</text:span><text:span text:style-name="T56">'s identity,</text:span><text:span text:style-name="T55"> </text:span><text:span text:style-name="T29">sulphate of ammonia, </text:span><text:span text:style-name="T56">and that it was mixed with sand in order to facilitate its even distribution across the lawn.</text:span><text:span text:style-name="T56"><text:note text:id="ftn48" text:note-class="footnote"><text:note-citation>11</text:note-citation><text:note-body><text:p text:style-name="P12"><text:span text:style-name="T3">"Lawns and Lawn Sands." </text:span><text:span text:style-name="T4">The Times </text:span><text:span text:style-name="T5"><text:s/>(1922/04/22/ 1922): 15.</text:span></text:p></text:note-body></text:note></text:span><text:span text:style-name="T56"> This revelation, </text:span><text:span text:style-name="T57">which does not appear to coincide with any ended patents,</text:span><text:span text:style-name="T56"> led to recipes for lawn sand being made available in books, magazines and newspapers. <text:s/>The recipes did not spell out where to obtain the chemical constituents, which </text:span><text:span text:style-name="T58">suggests that gardeners were familiar with obtaining chemicals and advice on their use from </text:span><text:span text:style-name="T56">hardware stores, seedsmen and chemists. </text:span></text:p>
      <text:p text:style-name="P17"/>
      <text:p text:style-name="P17"><text:span text:style-name="T70">Farmers who had also been using sulphate of ammonia for fertilisation and weedkilling were perhaps more likely to access accurate information about how it worked. The chemical was clearly explained in a farming text book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70"><text:note text:id="ftn49" text:note-class="footnote"><text:note-citation>12</text:note-citation><text:note-body><text:p text:style-name="P4"><text:span text:style-name="T3">Hall, A.D. </text:span><text:span text:style-name="T4">The Feeding of Crops and Stock: An Introduction to the Science of the Nutrition of Plants and Animals</text:span><text:span text:style-name="T5">. <text:s/>London: J. Murray, 1912. </text:span><text:span text:style-name="T7">p250-251</text:span></text:p></text:note-body></text:note></text:span><text:span text:style-name="T70"> </text:span><text:span text:style-name="T59">It is not surprising that the</text:span><text:span text:style-name="T46"> </text:span><text:span text:style-name="T41">information did not rapidly transfer to </text:span><text:span text:style-name="T57">amateur</text:span><text:span text:style-name="T41"> gardeners, </text:span><text:span text:style-name="T59">who would have had little cause to read specialised technical book about animal and plant nutrition. Wanting a smart lawn does not necessarily translate into desiring </text:span><text:soft-page-break/><text:span text:style-name="T59">to learn about the biochemistry of the soil and the plants it supports, </text:span><text:span text:style-name="T60">nor the intricacies of chemicals that can be applied. Carers of domestic lawns</text:span><text:span text:style-name="T61"> rel</text:span><text:span text:style-name="T57">ied</text:span><text:span text:style-name="T61"> heavily on experts further up the chain, to explain when to use </text:span><text:span text:style-name="T60">lawn sand</text:span><text:span text:style-name="T61"> for best effect, why using it did not work as expected, and to assure them that it </text:span><text:span text:style-name="T57">was</text:span><text:span text:style-name="T61"> suitable for a set of predictable domestic situations. </text:span><text:span text:style-name="T62">Results from </text:span><text:span text:style-name="T63">controlled</text:span><text:span text:style-name="T62"> experiments were publicised which showed that two autumn applications of lawn sand gave a better outcome than 38 hours of hand weeding. </text:span><text:span text:style-name="T64">The message that "conscientious and intelligent application of lawn sand is one of the most satisfying ways of improving a lawn"</text:span><text:span text:style-name="T62"><text:note text:id="ftn50" text:note-class="footnote"><text:note-citation>13</text:note-citation><text:note-body><text:p text:style-name="P3"><text:span text:style-name="T3">"The Lawn in Early Spring." </text:span><text:span text:style-name="T4">The Times </text:span><text:span text:style-name="T5"><text:s/>(13 </text:span><text:span text:style-name="T8">February</text:span><text:span text:style-name="T5"> 1939): 19.</text:span></text:p></text:note-body></text:note></text:span><text:span text:style-name="T62"> </text:span><text:span text:style-name="T64">hints that using this chemical method was not a cheat, that the physical labour and time spent on a lawn could be reduced through making the most of modern technologies and knowledge.</text:span></text:p>
      <text:p text:style-name="P17"/>
      <text:p text:style-name="P19">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text:span text:style-name="T71">This personalisation could be the key to why gardeners chose to make up lawn sand themselves, as the costs of buying individual components did not always work out cheaper. </text:span>Proprietary lawn sands continued to be marketed for the duration that this thesis is concerned with, indeed to the present day, as a convenient, <text:span text:style-name="T71">"one size fits all"</text:span> option. <text:s/></text:p>
      <text:h text:style-name="P14" text:outline-level="2">How was it used <text:span text:style-name="T72">and by whom</text:span>?</text:h>
      <text:p text:style-name="P20">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text:soft-page-break/>amount and not having to store it for any length of time. For someone who wanted to use it just to spot-kill weeds, keeping this amount could be considered foolish, taking up much space, potentially spilling or otherwise spoiling. <text:span text:style-name="T73">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73"><text:note text:id="ftn51" text:note-class="footnote"><text:note-citation>14</text:note-citation><text:note-body><text:p text:style-name="P7">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73"> </text:span></text:p>
      <text:p text:style-name="P17"/>
      <text:p text:style-name="P16"><text:span text:style-name="T74">Even for spot weeding, lawn sand did not need to be applied with any special equipment as it could be sprinkled straight from the container on to the offending weed by hand, the approximate measurement being a saltspoonful.</text:span><text:span text:style-name="T74"><text:note text:id="ftn52" text:note-class="footnote"><text:note-citation>15</text:note-citation><text:note-body><text:p text:style-name="P3"><text:span text:style-name="T3">Beale, Reginald. </text:span><text:span text:style-name="T4">The Book of the Lawn: A Complete Guide to the Making and Maintenance of Lawns and Greens for All Purposes</text:span><text:span text:style-name="T5">. <text:s/>London: Cassell, 1931.</text:span></text:p></text:note-body></text:note></text:span><text:span text:style-name="T74">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round, so gardeners would decant the product into more conveniently sized, reused household containers. Gardeners could construct a </text:span><text:soft-page-break/><text:span text:style-name="T74">shaker by perforating the tightly fitting lid of a tin can,</text:span><text:span text:style-name="T74"><text:note text:id="ftn53" text:note-class="footnote"><text:note-citation>16</text:note-citation><text:note-body><text:p text:style-name="P8"><text:span text:style-name="T10">Macself, </text:span><text:span text:style-name="T16">1924. </text:span><text:span text:style-name="T18">P</text:span><text:span text:style-name="T75">AGE NO</text:span></text:p></text:note-body></text:note></text:span><text:span text:style-name="T74"> or purchase a dedicated conical distributor which dropped a little of the sand onto the weed was in use.</text:span><text:span text:style-name="T74"><text:note text:id="ftn54" text:note-class="footnote"><text:note-citation>17</text:note-citation><text:note-body><text:p text:style-name="P10"><text:span text:style-name="T3">Beale, Reginald. </text:span><text:span text:style-name="T4">The Book of the Lawn: A Complete Guide to the Making and Maintenance of Lawns and Greens for All Purposes</text:span><text:span text:style-name="T5">. <text:s/>London: Cassell, 1931. </text:span><text:span text:style-name="T7">p81</text:span></text:p></text:note-body></text:note></text:span><text:span text:style-name="T74"> These machines and gadgets, homemade and bought, perhaps speak more of the appeal to men of dedicated tools that can accompany and enhance the experience of gardening, rather than any necessity attributable to the chemical's properties. </text:span></text:p>
      <text:p text:style-name="P16"/>
      <text:p text:style-name="P17"><text:span text:style-name="T76">Notable by their absence are adverts for the chemical sulphate of ammonia alone. When purchased as an amount weighed out by a chemist or seedsman, it would have been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76"><text:note text:id="ftn55" text:note-class="footnote"><text:note-citation>18</text:note-citation><text:note-body><text:p text:style-name="P4"><text:span text:style-name="T3">Dawson, R.B. </text:span><text:span text:style-name="T4">Lawns</text:span><text:span text:style-name="T5">. Amateur Gardening Handbook. <text:s/>London: W.H. &amp; L. Collingridge Ltd, 1954. </text:span><text:span text:style-name="T9">p63</text:span></text:p></text:note-body></text:note></text:span><text:span text:style-name="T76"> and this message was reasserted in 1986 with the extra detail that there were weeds on which selective weedkillers were ineffective.</text:span><text:span text:style-name="T76"><text:note text:id="ftn56" text:note-class="footnote"><text:note-citation>19</text:note-citation><text:note-body><text:p text:style-name="P2"><text:span text:style-name="T3">Hellyer, Arthur George. </text:span><text:span text:style-name="T4">Your Lawn</text:span><text:span text:style-name="T5">. <text:s/>Twickenham: Hamlyn, 1970. </text:span><text:span text:style-name="T9">p31</text:span></text:p></text:note-body></text:note></text:span><text:span text:style-name="T76"> </text:span></text:p>
      <text:p text:style-name="P17"/>
      <text:p text:style-name="P21">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Lucida Sans Unicode', 'Lucida Sans', Verdana, Tahoma,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6" style:page-layout-name="Mpm2"/>
    <style:master-page style:name="Converted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9T12:52:08.574372000</meta:creation-date>
    <dc:date>2015-01-19T12:52:24.842262000</dc:date>
    <meta:editing-duration>P0D</meta:editing-duration>
    <meta:editing-cycles>1</meta:editing-cycles>
    <meta:document-statistic meta:table-count="0" meta:image-count="0" meta:object-count="0" meta:page-count="7" meta:paragraph-count="34" meta:word-count="2323" meta:character-count="14188" meta:non-whitespace-character-count="11870"/>
    <meta:generator>LibreOffice/4.2.6.3$MacOSX_x86 LibreOffice_project/3fd416d4c6db7d3204c17ce57a1d70f6e531ee21</meta:generator>
  </office:meta>
</office:document-meta>
</file>